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DAVILA LANDA MOISES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DAVILA LANDA MOISES</text:span></text:p>
      <text:p text:style-name="P5">Recojo: <text:span text:style-name="T3">SOTO MAURICIO GLADYS YULI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05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